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margin-left="0cm" fo:margin-right="0cm" fo:text-indent="1.249cm" style:auto-text-indent="false"/>
      <style:text-properties style:font-name="Times New Roman"/>
    </style:style>
    <style:style style:name="P3" style:family="paragraph" style:parent-style-name="Standard">
      <style:paragraph-properties fo:margin-left="1.249cm" fo:margin-right="0cm" fo:text-indent="0cm" style:auto-text-indent="false"/>
      <style:text-properties style:font-name="Times New Roman"/>
    </style:style>
    <style:style style:name="P4" style:family="paragraph" style:parent-style-name="Heading_20_1" style:master-page-name="Standard">
      <style:paragraph-properties style:page-number="auto"/>
      <style:text-properties style:font-name="Times New Roman"/>
    </style:style>
    <style:style style:name="P5" style:family="paragraph" style:parent-style-name="Heading_20_2">
      <style:text-properties style:font-name="Times New Roman"/>
    </style:style>
    <style:style style:name="P6" style:family="paragraph" style:parent-style-name="Heading_20_3">
      <style:text-properties style:font-name="Times New Roman"/>
    </style:style>
    <style:style style:name="P7" style:family="paragraph" style:parent-style-name="Heading_20_4">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ument préliminaire</text:h>
      <text:h text:style-name="P5" text:outline-level="2">Passage de l’action de chaque équipe :</text:h>
      <text:h text:style-name="P6" text:outline-level="3">Comment :</text:h>
      <text:p text:style-name="P1"><text:tab/>Par mail ou par l’interface du site</text:p>
      <text:p text:style-name="P1"/>
      <text:h text:style-name="P6" text:outline-level="3">Format :</text:h>
      <text:p text:style-name="P1"><text:tab/>Indiquer l’action de chaque joueur dans l’ordre numéraire en les séparant par des espaces</text:p>
      <text:p text:style-name="P1"/>
      <text:h text:style-name="P7" text:outline-level="4">Action de chaque joueur (interface joueur) :</text:h>
      <text:p text:style-name="P2">+ : Avancé</text:p>
      <text:p text:style-name="P2">- : Reculé</text:p>
      <text:p text:style-name="P2">0 : Ne rien faire</text:p>
      <text:p text:style-name="P2">&lt;Nombre&gt; : Frapper si possible le joueur adverse avec le numéro &lt;Nombre&gt;</text:p>
      <text:p text:style-name="P2">Lettre en minuscule : Action spéciale du joueur (Voir paragraphe action spécial du joueur)</text:p>
      <text:p text:style-name="P1"/>
      <text:h text:style-name="P7" text:outline-level="4">Codage en base :</text:h>
      <text:p text:style-name="P2">+ : +</text:p>
      <text:p text:style-name="P2">- : -</text:p>
      <text:p text:style-name="P2">&lt;Nombre&gt; : &lt;Nombre en base 36&gt;</text:p>
      <text:p text:style-name="P1"><text:tab/><text:tab/>Ex :<text:tab/>0 : 0</text:p>
      <text:p text:style-name="P1"><text:tab/><text:tab/><text:tab/>8 : 8</text:p>
      <text:p text:style-name="P1"><text:tab/><text:tab/><text:tab/>12 : C</text:p>
      <text:p text:style-name="P1"><text:tab/><text:tab/><text:tab/>35 : Z</text:p>
      <text:p text:style-name="P1"><text:tab/><text:tab/><text:tab/>36 ou plus : C’est une erreur</text:p>
      <text:p text:style-name="P3">&lt;Lettre en minuscule&gt; : &lt;Lettre en minuscule&gt;</text:p>
      <text:p text:style-name="P2">&lt;Lettre en minuscule&gt; : C’est une erreur</text:p>
      <text:p text:style-name="P1"/>
      <text:h text:style-name="P7" text:outline-level="4">Caractères utilisés pour les ordres des équipes :</text:h>
      <text:p text:style-name="P2">Séparateur des ordres d’équipes :<text:tab/>« »</text:p>
      <text:p text:style-name="P2"><text:soft-page-break/>Actions joueurs :<text:tab/><text:tab/><text:tab/>« + » ; « - » ; tous les nombres ; toutes les lettres en majuscule</text:p>
      <text:p text:style-name="P1"/>
      <text:h text:style-name="P5" text:outline-level="2">Identifiant :</text:h>
      <text:p text:style-name="P1">login/mot de passe individuels</text:p>
      <text:p text:style-name="P1"/>
      <text:h text:style-name="P5" text:outline-level="2">Les équipes :</text:h>
      <text:h text:style-name="P6" text:outline-level="3">Accès à la ou aux équipes</text:h>
      <text:p text:style-name="P2">Le capitaine d’équipe donne les accès aux joueurs qui ont fait la demande. Si un joueur appartient déjà à d’autres équipes, leurs capitaines en sont informés avant de l’intégrer à l’équipe.</text:p>
      <text:p text:style-name="P2">Quand un joueur demande à rejoindre une équipe tous les capitaines des équipes dont il fait déjà parti sont prévenus.</text:p>
      <text:p text:style-name="P2">Il est possible en permanence de voir à quelles équipes un compte est rattaché.</text:p>
      <text:p text:style-name="P2">Le premier capitaine est le fondateur de l’équipe.</text:p>
      <text:p text:style-name="P1"/>
      <text:h text:style-name="P6" text:outline-level="3">Gestion d’une équipe :<text:bookmark text:name="_GoBack"/></text:h>
      <text:p text:style-name="P1"><text:tab/>Une équipe contient 11 joueurs virtuels</text:p>
      <text:p text:style-name="P1"><text:tab/>Il y a minimum un compte rattaché à une équipe (le capitaine). Si une équipe n’a plus de compte, elle est dissoute (suppression de l’équipe, mais l’historique est conservé)</text:p>
      <text:p text:style-name="P1"><text:tab/>Démission du capitaine, si un capitaine est supprimé ou s’il démissionne, le poste restera libre pendant une semaine tant que personne ne brigue le poste. Au bout d’une semaine le plus ancien joueur au sein de l’équipe devient capitaine.</text:p>
      <text:p text:style-name="P1"><text:tab/>Le capitaine peut être licencié pour inactivité. S’il ne se connecte pas pendant une semaine et qu’un joueur en fait la demande. C’est ce joueur qui devient capitaine sauf si un autre joueur conteste.</text:p>
      <text:p text:style-name="P1"><text:tab/>Un capitaine peut écarter tout joueur qui fait partie d’au moins une autre équipe.</text:p>
      <text:p text:style-name="P1"><text:tab/>Une équipe peut-être exclusive, ça signifie qu’elle refuse que ses joueurs faces parti d’autres équipes. L’opposé est équipe ouvert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Lucida Sans Unicode"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text-properties fo:color="#365f91" style:font-name="Cambria" fo:font-size="14pt" fo:font-weight="bold" style:font-size-asian="14pt" style:font-weight-asian="bold" style:font-size-complex="14pt" style:font-weight-complex="bold"/>
    </style:style>
    <style:style style:name="Titre_20_2_20_Car" style:display-name="Titre 2 Car" style:family="tex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text-properties fo:color="#4f81bd" style:font-name="Cambria" fo:font-weight="bold" style:font-weight-asian="bold" style:font-weight-complex="bold"/>
    </style:style>
    <style:style style:name="Titre_20_4_20_Car" style:display-name="Titre 4 Car" style:family="text">
      <style:text-properties fo:color="#4f81bd" style:font-name="Cambria"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ebroas</meta:initial-creator>
    <dc:creator>X X</dc:creator>
    <meta:editing-cycles>3</meta:editing-cycles>
    <meta:creation-date>2012-02-24T17:48:00</meta:creation-date>
    <dc:date>2012-03-19T20:33:33.75</dc:date>
    <meta:editing-duration>PT00H02M14S</meta:editing-duration>
    <meta:generator>OpenOffice.org/3.1$Win32 OpenOffice.org_project/310m19$Build-9420</meta:generator>
    <meta:document-statistic meta:table-count="0" meta:image-count="0" meta:object-count="0" meta:page-count="2" meta:paragraph-count="41" meta:word-count="397" meta:character-count="2235"/>
    <meta:template xlink:type="simple" xlink:actuate="onRequest" xlink:title="Normal.dotm" xlink:href=""/>
  </office:meta>
</office:document-meta>
</file>